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file:///home/user/2025/105C/pudelinka.ttf" svg:font-family="file:///home/user/2025/105C/pudelinka.ttf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First_20_line_20_indent">
      <style:paragraph-properties fo:text-indent="0cm" style:auto-text-indent="false"/>
      <style:text-properties style:font-name="Pudelinka" officeooo:rsid="0081ec5b" officeooo:paragraph-rsid="0081ec5b"/>
    </style:style>
    <style:style style:name="P8" style:family="paragraph" style:parent-style-name="First_20_line_20_indent">
      <style:paragraph-properties fo:text-indent="0cm" style:auto-text-indent="false"/>
      <style:text-properties style:font-name="file:///home/user/2025/105C/pudelinka.ttf" officeooo:rsid="0081ec5b" officeooo:paragraph-rsid="0081ec5b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Standard">
      <style:text-properties officeooo:rsid="0081ec5b" officeooo:paragraph-rsid="0081ec5b"/>
    </style:style>
    <style:style style:name="P11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/>
    </style:style>
    <style:style style:name="T1" style:family="text">
      <style:text-properties officeooo:rsid="005ffed0"/>
    </style:style>
    <style:style style:name="T2" style:family="text">
      <style:text-properties style:font-name="Calibri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КОЛЯДКА</text:p>
      <text:p text:style-name="P8">Под окном звезда горит, <text:s/></text:p>
      <text:p text:style-name="P8">Ангел к дому тихо спит. <text:s/></text:p>
      <text:p text:style-name="P8">Снег искрится, колокольчик — <text:s/></text:p>
      <text:p text:style-name="P8">Радость Рождества, как солнце! </text:p>
      <text:p text:style-name="P8"><draw:frame text:anchor-type="paragraph" draw:z-index="0" draw:name="Медиаобъект 1" draw:style-name="gr1" svg:width="11.508cm" svg:height="7.672cm" svg:x="2.755cm" svg:y="2.226cm"><draw:plugin xlink:href="../../../Загрузки/019b170a-f542-78f2-ada9-d69d48b39f7f(1)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file:///home/user/2025/105C/pudelinka.ttf" svg:font-family="file:///home/user/2025/105C/pudelinka.tt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center" style:justify-single-word="false" fo:text-indent="0cm" style:auto-text-indent="false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style:font-name="Calibri"/>
    </style:style>
    <style:style style:name="MT2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pan text:style-name="MT1">Поздравление с Рождеством</text:span></text:p>
        <text:p text:style-name="Title"/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2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17:01.029344741</meta:creation-date>
    <dc:title>Default</dc:title>
    <meta:editing-cycles>2</meta:editing-cycles>
    <meta:editing-duration>PT28M16S</meta:editing-duration>
    <meta:generator>LibreOffice/7.6.7.2$Linux_X86_64 LibreOffice_project/60$Build-2</meta:generator>
    <dc:date>2025-12-13T12:45:17.158376727</dc:date>
    <meta:document-statistic meta:table-count="1" meta:image-count="0" meta:object-count="0" meta:page-count="1" meta:paragraph-count="16" meta:word-count="43" meta:character-count="229" meta:non-whitespace-character-count="194"/>
  </office:meta>
</office:document-meta>
</file>